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ff0000" loext:opacity="100%"/>
    </style:style>
    <style:style style:name="P2" style:family="paragraph" style:parent-style-name="Text_20_body" style:list-style-name="L1"/>
    <style:style style:name="P3" style:family="paragraph" style:parent-style-name="Text_20_body">
      <style:text-properties fo:color="#ff0000" loext:opacity="100%"/>
    </style:style>
    <style:style style:name="P4" style:family="paragraph" style:parent-style-name="Text_20_body" style:list-style-name="L2"/>
    <style:style style:name="T1" style:family="text">
      <style:text-properties officeooo:rsid="0019f2e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Bypassing a Cloudflare JS Challenge with Selenium &amp; undetected‑chromedriver</text:h>
      <text:p text:style-name="Text_20_body">This sample uses <text:a xlink:type="simple" xlink:href="https://github.com/ultrafunkamsterdam/undetected-chromedriver" office:target-frame-name="_new" xlink:show="replace" text:style-name="Internet_20_link" text:visited-style-name="Visited_20_Internet_20_Link">undetected‑chromedriver</text:a> to help avoid detection as a headless browser. Adjust the URL to your authorized testing endpoint.</text:p>
      <text:p text:style-name="P1">import undetected_chromedriver as uc</text:p>
      <text:p text:style-name="P1">import time</text:p>
      <text:p text:style-name="P1"/>
      <text:p text:style-name="P1">def bypass_cloudflare(url):</text:p>
      <text:p text:style-name="P1"><text:s text:c="4"/># Set up Chrome options</text:p>
      <text:p text:style-name="P1"><text:s text:c="4"/>options = uc.ChromeOptions()</text:p>
      <text:p text:style-name="P1"><text:s text:c="4"/>options.add_argument("--no-sandbox")</text:p>
      <text:p text:style-name="P1"><text:s text:c="4"/>options.add_argument("--disable-dev-shm-usage")</text:p>
      <text:p text:style-name="P1"><text:s text:c="4"/># Optionally add user-agent or other headers to mimic a real browser:</text:p>
      <text:p text:style-name="P1"><text:s text:c="4"/>options.add_argument("user-agent=Mozilla/5.0 (Windows NT 10.0; Win64; x64) AppleWebKit/537.36 (KHTML, like Gecko) Chrome/115.0.0.0 Safari/537.36")</text:p>
      <text:p text:style-name="P1"/>
      <text:p text:style-name="P1"><text:s text:c="4"/># Initialize undetected ChromeDriver</text:p>
      <text:p text:style-name="P1"><text:s text:c="4"/>driver = uc.Chrome(options=options)</text:p>
      <text:p text:style-name="P1"/>
      <text:p text:style-name="P1"><text:s text:c="4"/># Navigate to the test URL</text:p>
      <text:p text:style-name="P1"><text:s text:c="4"/>driver.get(url)</text:p>
      <text:p text:style-name="P1"/>
      <text:p text:style-name="P1"><text:s text:c="4"/># Allow time for Cloudflare challenge to resolve</text:p>
      <text:p text:style-name="P1"><text:s text:c="4"/>time.sleep(15) <text:s/># Adjust delay as needed based on challenge duration</text:p>
      <text:p text:style-name="P1"/>
      <text:p text:style-name="P1"><text:s text:c="4"/># Print out the page source (or process as needed)</text:p>
      <text:p text:style-name="P1"><text:s text:c="4"/>print(driver.page_source)</text:p>
      <text:p text:style-name="P1"/>
      <text:p text:style-name="P1"><text:s text:c="4"/># Clean up</text:p>
      <text:p text:style-name="P1"><text:s text:c="4"/>driver.quit()</text:p>
      <text:p text:style-name="P1"/>
      <text:p text:style-name="P1">if __name__ == "__main__":</text:p>
      <text:p text:style-name="P1"><text:s text:c="4"/>test_url = "https://your-test-domain.com" <text:s/># Replace with your authorized testing URL</text:p>
      <text:p text:style-name="P1"><text:s text:c="4"/>bypass_cloudflare(test_url)</text:p>
      <text:p text:style-name="Standard"/>
      <text:p text:style-name="Standard"/>
      <text:p text:style-name="Standard"/>
      <text:p text:style-name="Text_20_body"><text:span text:style-name="Strong_20_Emphasis">Notes:</text:span></text:p>
      <text:list xml:id="list947231564" text:style-name="L1">
        <text:list-item>
          <text:p text:style-name="P2">The delay (<text:span text:style-name="Source_20_Text">time.sleep(15)</text:span>) is intended to allow Cloudflare’s JavaScript challenge to complete. Adjust based on your testing environment.</text:p>
        </text:list-item>
        <text:list-item>
          <text:p text:style-name="P2">Adding a realistic user-agent helps simulate a genuine browser session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2. Interacting with a reCAPTCHA-Protected Page Using Playwright</text:h>
      <text:p text:style-name="Text_20_body">For reCAPTCHA (v2/v3), fully automating bypass is challenging without third-party solving services. This sample uses Playwright for a more human-like browsing experience. You may integrate with CAPTCHA solving services (like 2Captcha) if required—</text:p>
      <text:p text:style-name="Text_20_body"/>
      <text:p text:style-name="P3">from playwright.sync_api import sync_playwright</text:p>
      <text:p text:style-name="P3">import time</text:p>
      <text:p text:style-name="P3"/>
      <text:p text:style-name="P3">def interact_with_recaptcha(url):</text:p>
      <text:p text:style-name="P3"><text:s text:c="4"/>with sync_playwright() as p:</text:p>
      <text:p text:style-name="P3"><text:s text:c="8"/># Launch a Chromium browser instance (non-headless for more natural behavior)</text:p>
      <text:p text:style-name="P3"><text:s text:c="8"/>browser = p.chromium.launch(headless=False)</text:p>
      <text:p text:style-name="P3"><text:s text:c="8"/>context = browser.new_context(</text:p>
      <text:p text:style-name="P3"><text:s text:c="12"/># Optionally, set a realistic user-agent and other headers:</text:p>
      <text:p text:style-name="P3"><text:s text:c="12"/>user_agent="Mozilla/5.0 (Windows NT 10.0; Win64; x64) AppleWebKit/537.36 (KHTML, like Gecko) Chrome/115.0.0.0 Safari/537.36"</text:p>
      <text:p text:style-name="P3"><text:s text:c="8"/>)</text:p>
      <text:p text:style-name="P3"><text:s text:c="8"/>page = context.new_page()</text:p>
      <text:p text:style-name="P3"/>
      <text:p text:style-name="P3"><text:s text:c="8"/># Navigate to the test URL</text:p>
      <text:p text:style-name="P3"><text:s text:c="8"/>page.goto(url)</text:p>
      <text:p text:style-name="P3"/>
      <text:p text:style-name="P3"><text:s text:c="8"/># Wait for page load and any potential reCAPTCHA challenge</text:p>
      <text:p text:style-name="P3"><text:s text:c="8"/>time.sleep(10) <text:s/># Adjust delay if necessary</text:p>
      <text:p text:style-name="P3"/>
      <text:p text:style-name="P3"><text:s text:c="8"/># At this point, if reCAPTCHA is triggered, manual intervention or integration with a CAPTCHA solver may be needed.</text:p>
      <text:p text:style-name="P3"><text:s text:c="8"/># For example, you might pause and prompt an operator to solve the challenge, or integrate an API call to a solving service.</text:p>
      <text:p text:style-name="P3"/>
      <text:p text:style-name="P3"><text:s text:c="8"/>print(page.content()) <text:s/># Output page HTML for demonstration</text:p>
      <text:p text:style-name="P3"/>
      <text:p text:style-name="P3"><text:s text:c="8"/># Clean up</text:p>
      <text:p text:style-name="P3"><text:soft-page-break/><text:s text:c="8"/>browser.close()</text:p>
      <text:p text:style-name="P3"/>
      <text:p text:style-name="P3">if __name__ == "__main__":</text:p>
      <text:p text:style-name="P3"><text:s text:c="4"/>test_url = "https://your-test-domain.com" <text:s/># Replace with your authorized testing URL</text:p>
      <text:p text:style-name="P3"><text:s text:c="4"/>interact_with_recaptcha(test_url)</text:p>
      <text:p text:style-name="Text_20_body"><text:span text:style-name="Strong_20_Emphasis">Notes:</text:span></text:p>
      <text:list xml:id="list2046040795" text:style-name="L2">
        <text:list-item>
          <text:p text:style-name="P4">Running the browser in non-headless mode (i.e., <text:span text:style-name="Source_20_Text">headless=False</text:span>) helps reduce the likelihood of detection.</text:p>
        </text:list-item>
        <text:list-item>
          <text:p text:style-name="P4">If you encounter a reCAPTCHA challenge, you can integrate a CAPTCHA solving service (e.g., 2Captcha) by capturing the challenge token and passing it to the service’s API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6:56:59.403668689</meta:creation-date>
    <dc:date>2025-04-11T17:00:34.041074629</dc:date>
    <meta:editing-duration>PT3M35S</meta:editing-duration>
    <meta:editing-cycles>1</meta:editing-cycles>
    <meta:document-statistic meta:table-count="0" meta:image-count="0" meta:object-count="0" meta:page-count="3" meta:paragraph-count="55" meta:word-count="397" meta:character-count="3218" meta:non-whitespace-character-count="2657"/>
    <meta:generator>LibreOffice/7.3.7.2$Linux_X86_64 LibreOffice_project/30$Build-2</meta:generator>
  </office:meta>
</office:document-meta>
</file>